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0c22" officeooo:paragraph-rsid="00160c2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officeooo:paragraph-rsid="001951a9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Default" style:list-style-name="L1">
      <style:text-properties fo:color="#000000" style:font-name="Times New Roman1" fo:font-size="11.5pt" officeooo:rsid="0014bca3" officeooo:paragraph-rsid="0014bca3" style:font-name-asian="Times New Roman1" style:font-size-asian="11.5pt" style:font-name-complex="Times New Roman1" style:font-size-complex="11.5pt"/>
    </style:style>
    <style:style style:name="P9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4bca3" officeooo:paragraph-rsid="0014bca3" style:font-name-asian="Times New Roman1" style:font-size-asian="11.5pt" style:font-name-complex="Times New Roman1" style:font-size-complex="11.5pt"/>
    </style:style>
    <style:style style:name="P10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1" style:family="paragraph" style:parent-style-name="Table_20_Contents">
      <style:text-properties officeooo:rsid="0016caaf" officeooo:paragraph-rsid="0016caaf"/>
    </style:style>
    <style:style style:name="P12" style:family="paragraph" style:parent-style-name="Table_20_Contents" style:list-style-name="L2">
      <style:text-properties officeooo:paragraph-rsid="00129b6e"/>
    </style:style>
    <style:style style:name="P13" style:family="paragraph" style:parent-style-name="Azione_20_attore">
      <style:text-properties officeooo:rsid="000d063f" officeooo:paragraph-rsid="000d063f"/>
    </style:style>
    <style:style style:name="P14" style:family="paragraph" style:parent-style-name="Azione_20_attore">
      <style:text-properties officeooo:paragraph-rsid="000d063f"/>
    </style:style>
    <style:style style:name="P15" style:family="paragraph" style:parent-style-name="Azione_20_sistema">
      <style:text-properties officeooo:rsid="000d063f" officeooo:paragraph-rsid="000d063f"/>
    </style:style>
    <style:style style:name="P16" style:family="paragraph" style:parent-style-name="Azione_20_sistema">
      <style:text-properties officeooo:rsid="000ecb4d" officeooo:paragraph-rsid="000d063f"/>
    </style:style>
    <style:style style:name="P17" style:family="paragraph" style:parent-style-name="Azione_20_sistema">
      <style:text-properties officeooo:rsid="000ecb4d" officeooo:paragraph-rsid="000ecb4d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bca3"/>
    </style:style>
    <style:style style:name="T5" style:family="text">
      <style:text-properties officeooo:rsid="00129b6e"/>
    </style:style>
    <style:style style:name="T6" style:family="text">
      <style:text-properties officeooo:rsid="001951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<text:span text:style-name="T6">candidati</text:span> per <text:span text:style-name="T4">sta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712273" text:style-name="Numerazione_20_UC">
              <text:list-item text:start-value="1">
                <text:p text:style-name="P13">L'impiegato accede alla pagina ricerca iscritti per <text:span text:style-name="T4">stato</text:span>.</text:p>
                <text:p text:style-name="P18"/>
              </text:list-item>
              <text:list-item>
                <text:p text:style-name="P15">Il sistema mostra la pagina e le varie scelte possibili:</text:p>
              </text:list-item>
            </text:list>
            <text:list xml:id="list40703576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candidati che hanno fatto richiesta per il primo anno</text:p>
                          </text:list-item>
                          <text:list-item>
                            <text:p text:style-name="P8">iscritti in anni precedenti</text:p>
                          </text:list-item>
                          <text:list-item>
                            <text:p text:style-name="P9">iscritti a fine ciclo scolastico</text:p>
                          </text:list-item>
                          <text:list-item>
                            <text:p text:style-name="P9">iscritti rinunciatari</text:p>
                            <text:p text:style-name="P10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1153033" text:continue-list="list40712273" text:style-name="Numerazione_20_UC">
              <text:list-item>
                <text:p text:style-name="P14"><text:span text:style-name="T1"><text:s/>L'impiegato </text:span><text:span text:style-name="T2">sceglie una delle categorie elencate.</text:span></text:p>
                <text:p text:style-name="P16"/>
              </text:list-item>
              <text:list-item>
                <text:p text:style-name="P17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712276" text:style-name="L2">
              <text:list-item>
                <text:p text:style-name="P12"><text:span text:style-name="T5">La lista degli utenti iscritti potrebbe essere vuota, il sistema, quindi mostra una nuova pagina “non ci sono utenti iscritti per questa categoria”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Il sistema deve rispondere in al più 5 secondi</text:p>
          </table:table-cell>
        </table:table-row>
      </table:table>
      <text:p text:style-name="P6"/>
      <text:p text:style-name="P7"><text:span text:style-name="T6">UC_A_9_10 Visualizza i candidati per il loro sta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9</meta:editing-cycles>
    <meta:generator>LibreOffice/3.6$Windows_x86 LibreOffice_project/da8c1e6-fd468f4-454e206-f42a4a9-143cfd</meta:generator>
    <dc:date>2012-10-22T21:03:01.31</dc:date>
    <meta:document-statistic meta:table-count="1" meta:image-count="0" meta:object-count="0" meta:page-count="1" meta:paragraph-count="24" meta:word-count="143" meta:character-count="934" meta:non-whitespace-character-count="822"/>
  </office:meta>
</office:document-meta>
</file>